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.318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.318cm" style:text-autospace="none"/>
      <style:text-properties style:font-name="Segoe UI Semibold1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style:font-name="Segoe UI Semibold1" fo:font-size="15pt" style:font-size-asian="15pt" style:font-size-complex="1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style:font-name="Segoe UI Semibold1" fo:font-size="15pt" style:font-size-asian="15pt" style:font-size-complex="15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name-asian="Segoe UI" style:font-size-asian="28pt" style:font-name-complex="Segoe UI" style:font-size-complex="28pt"/>
    </style:style>
    <style:style style:name="T2" style:family="text">
      <style:text-properties fo:color="#000000" style:font-name="Segoe UI1" fo:font-size="32pt" style:text-underline-style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font-name="Segoe UI" fo:font-size="7pt" fo:font-weight="bold" style:font-name-asian="Segoe UI" style:font-size-asian="7pt" style:font-weight-asian="bold" style:font-name-complex="Segoe UI" style:font-size-complex="7pt" style:font-weight-complex="bold"/>
    </style:style>
    <style:style style:name="T6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556cm" svg:x="2.032cm" svg:y="1.016cm">
          <draw:text-box>
            <text:p text:style-name="P1"><text:span text:style-name="T1">Old Testament</text:span></text:p>
            <text:p text:style-name="P1"><text:span text:style-name="T2">Genesis 1:1-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6.604cm" svg:x="1.778cm" svg:y="1.016cm">
          <draw:text-box>
            <text:p text:style-name="P4"><text:span text:style-name="T3">1</text:span><text:span text:style-name="T4">In the beginning, God created the heavens and the earth. </text:span><text:span text:style-name="T3">2</text:span><text:span text:style-name="T4">The earth was without form and void, and darkness was over the face of the de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8" draw:layer="layout" svg:width="24.384cm" svg:height="6.604cm" svg:x="1.778cm" svg:y="1.016cm">
          <draw:text-box>
            <text:p text:style-name="P7"><text:span text:style-name="T5"><text:s/></text:span><text:span text:style-name="T6">And the Spirit of God was hovering over the face of the waters. </text:span><text:span text:style-name="T7">3</text:span><text:span text:style-name="T6">And God said, “Let there be light,” and there was light. </text:span><text:span text:style-name="T7">4</text:span><text:span text:style-name="T6">And God saw that the light was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8" draw:layer="layout" svg:width="24.638cm" svg:height="6.604cm" svg:x="1.778cm" svg:y="1.016cm">
          <draw:text-box>
            <text:p text:style-name="P7"><text:span text:style-name="T6">And God separated the light from the darkness. </text:span><text:span text:style-name="T7">5</text:span><text:span text:style-name="T6">God called the light Day, and the darkness he called Night. And there was evening and there was morning, the first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3:34:11.758000000</meta:creation-date>
    <dc:title>bluwht blank</dc:title>
    <meta:editing-duration>PT13M22S</meta:editing-duration>
    <meta:editing-cycles>6</meta:editing-cycles>
    <meta:generator>LibreOffice/5.3.7.2$Windows_X86_64 LibreOffice_project/6b8ed514a9f8b44d37a1b96673cbbdd077e24059</meta:generator>
    <dc:date>2018-01-03T15:09:00.942000000</dc:date>
    <meta:document-statistic meta:object-count="44"/>
  </office:meta>
</office:document-meta>
</file>